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f4d74"/>
    </style:style>
    <style:style style:name="P3" style:family="paragraph" style:parent-style-name="Heading_20_1">
      <style:paragraph-properties fo:text-align="center" style:justify-single-word="false"/>
      <style:text-properties officeooo:paragraph-rsid="00224fbb"/>
    </style:style>
    <style:style style:name="P4" style:family="paragraph" style:parent-style-name="Heading_20_1">
      <style:paragraph-properties fo:text-align="center" style:justify-single-word="false"/>
      <style:text-properties officeooo:paragraph-rsid="0025a651"/>
    </style:style>
    <style:style style:name="P5" style:family="paragraph" style:parent-style-name="Heading_20_1">
      <style:paragraph-properties fo:text-align="center" style:justify-single-word="false"/>
      <style:text-properties officeooo:paragraph-rsid="0018b6d8"/>
    </style:style>
    <style:style style:name="P6" style:family="paragraph" style:parent-style-name="Heading_20_1">
      <style:paragraph-properties fo:text-align="center" style:justify-single-word="false"/>
      <style:text-properties style:text-underline-style="solid" style:text-underline-width="auto" style:text-underline-color="font-color" officeooo:rsid="0018b6d8" officeooo:paragraph-rsid="0018b6d8"/>
    </style:style>
    <style:style style:name="P7" style:family="paragraph" style:parent-style-name="Heading_20_1">
      <style:paragraph-properties fo:text-align="center" style:justify-single-word="false"/>
      <style:text-properties style:text-underline-style="solid" style:text-underline-width="auto" style:text-underline-color="font-color" officeooo:rsid="001aa166" officeooo:paragraph-rsid="001aa166"/>
    </style:style>
    <style:style style:name="P8" style:family="paragraph" style:parent-style-name="Heading_20_1">
      <style:paragraph-properties fo:text-align="center" style:justify-single-word="false"/>
      <style:text-properties style:text-underline-style="solid" style:text-underline-width="auto" style:text-underline-color="font-color" officeooo:rsid="001d9b10" officeooo:paragraph-rsid="001d9b10"/>
    </style:style>
    <style:style style:name="P9" style:family="paragraph" style:parent-style-name="Heading_20_1">
      <style:paragraph-properties fo:text-align="center" style:justify-single-word="false"/>
      <style:text-properties style:text-underline-style="solid" style:text-underline-width="auto" style:text-underline-color="font-color" officeooo:rsid="0020bbff" officeooo:paragraph-rsid="0020bbff"/>
    </style:style>
    <style:style style:name="P10" style:family="paragraph" style:parent-style-name="Text_20_body">
      <style:text-properties officeooo:rsid="0014fb7c" officeooo:paragraph-rsid="0014fb7c"/>
    </style:style>
    <style:style style:name="P11" style:family="paragraph" style:parent-style-name="Text_20_body">
      <style:paragraph-properties fo:text-align="center" style:justify-single-word="false"/>
      <style:text-properties officeooo:rsid="00155f91" officeooo:paragraph-rsid="00155f91"/>
    </style:style>
    <style:style style:name="P12" style:family="paragraph" style:parent-style-name="Text_20_body">
      <style:paragraph-properties fo:text-align="center" style:justify-single-word="false"/>
      <style:text-properties officeooo:paragraph-rsid="001d9b10"/>
    </style:style>
    <style:style style:name="P13" style:family="paragraph" style:parent-style-name="Text_20_body">
      <style:text-properties officeooo:paragraph-rsid="0020bbff"/>
    </style:style>
    <style:style style:name="P14" style:family="paragraph" style:parent-style-name="Text_20_body">
      <style:paragraph-properties fo:text-align="start" style:justify-single-word="false"/>
      <style:text-properties officeooo:rsid="002fc0df" officeooo:paragraph-rsid="002fc0df"/>
    </style:style>
    <style:style style:name="P15" style:family="paragraph" style:parent-style-name="Text_20_body">
      <style:paragraph-properties fo:text-align="start" style:justify-single-word="false"/>
      <style:text-properties officeooo:rsid="0031655c" officeooo:paragraph-rsid="0031655c"/>
    </style:style>
    <style:style style:name="P16" style:family="paragraph" style:parent-style-name="Text_20_body">
      <style:paragraph-properties fo:text-align="start" style:justify-single-word="false"/>
      <style:text-properties style:text-underline-style="none" officeooo:rsid="00365550" officeooo:paragraph-rsid="00365550"/>
    </style:style>
    <style:style style:name="P17" style:family="paragraph" style:parent-style-name="Title">
      <style:text-properties officeooo:rsid="001462dd"/>
    </style:style>
    <style:style style:name="P18" style:family="paragraph" style:parent-style-name="Title">
      <style:text-properties officeooo:rsid="0014fb7c" officeooo:paragraph-rsid="0014fb7c"/>
    </style:style>
    <style:style style:name="T1" style:family="text">
      <style:text-properties style:text-underline-style="solid" style:text-underline-width="auto" style:text-underline-color="font-color" officeooo:rsid="0018b6d8"/>
    </style:style>
    <style:style style:name="T2" style:family="text">
      <style:text-properties style:text-underline-style="solid" style:text-underline-width="auto" style:text-underline-color="font-color" officeooo:rsid="001d9b10"/>
    </style:style>
    <style:style style:name="T3" style:family="text">
      <style:text-properties style:text-underline-style="solid" style:text-underline-width="auto" style:text-underline-color="font-color" officeooo:rsid="001f4d74"/>
    </style:style>
    <style:style style:name="T4" style:family="text">
      <style:text-properties style:text-underline-style="solid" style:text-underline-width="auto" style:text-underline-color="font-color" officeooo:rsid="0020bbff"/>
    </style:style>
    <style:style style:name="T5" style:family="text">
      <style:text-properties style:text-underline-style="solid" style:text-underline-width="auto" style:text-underline-color="font-color" officeooo:rsid="00224fbb"/>
    </style:style>
    <style:style style:name="T6" style:family="text">
      <style:text-properties style:text-underline-style="solid" style:text-underline-width="auto" style:text-underline-color="font-color" officeooo:rsid="0025a651"/>
    </style:style>
    <style:style style:name="T7" style:family="text">
      <style:text-properties style:text-underline-style="none"/>
    </style:style>
    <style:style style:name="T8" style:family="text">
      <style:text-properties style:text-underline-style="none" officeooo:rsid="0018b6d8"/>
    </style:style>
    <style:style style:name="T9" style:family="text">
      <style:text-properties style:text-underline-style="none" officeooo:rsid="00329024"/>
    </style:style>
    <style:style style:name="T10" style:family="text">
      <style:text-properties style:text-underline-style="none" officeooo:rsid="0032dfad"/>
    </style:style>
    <style:style style:name="T11" style:family="text">
      <style:text-properties officeooo:rsid="0037936b"/>
    </style:style>
    <style:style style:name="T12" style:family="text">
      <style:text-properties officeooo:rsid="003a8f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atamatiker hovedrapport 2016</text:p>
      <text:p text:style-name="P18">Greenland administrationssystem</text:p>
      <text:p text:style-name="P10"/>
      <text:p text:style-name="P11">Elev: Peter Sodborg Christense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7" text:outline-level="1"><text:soft-page-break/>Indholdsfortegnelse</text:h>
      <text:h text:style-name="P6" text:outline-level="1"/>
      <text:h text:style-name="P5" text:outline-level="1"><text:span text:style-name="T1">Indledning</text:span></text:h>
      <text:p text:style-name="P14"><text:span text:style-name="T8">J</text:span><text:span text:style-name="T7">eg har igennem min praktik periode ude hos Kathart Interactive, fået en opgave i form af et administrationssystem, som jeg har valgt at programmere og skrive </text:span><text:span text:style-name="T10">til </text:span><text:span text:style-name="T7">min afsluttende opgave.</text:span></text:p>
      <text:p text:style-name="P15"><text:span text:style-name="T7">Igennem denne rapport vil jeg komme i dybden med hvilket programmeringssprog, som systemet er skrevet i, hvilke redskaber jeg har brugt, hvordan jeg har valgt at planlægge min arbejdsprocess da jeg er ene mand, samt komme nærmere ind på hvad jeg har lært igennem det her projek</text:span><text:span text:style-name="T9">t og noget refleksion over hvad der kunne gøres bedre og mere effektivt.</text:span></text:p>
      <text:h text:style-name="P8" text:outline-level="1">Introduktion til produkt</text:h>
      <text:p text:style-name="P16">Projektet hedder Greenland og er et admin<text:span text:style-name="T12">i</text:span>strationssystem, <text:span text:style-name="T11">hvor administratoren kan oprette, redigere og slette operatører, annoncer, brugere, pris indstillinger, lande, aktiviteter samt statistik. Projektet var lavet i forvejen, så derfor havde jeg fået billeder af hvordan det skulle se ud, men virksomheden sagde at jeg skulle programmere det i nodejs, angular eller reactjs og sætte dataen op i mongo database. Det er meningen fra virksomhedens side at de vil have sat det op i javascript og derefter kan se om de kan bruge nogle af delene til deres kunde.</text:span></text:p>
      <text:h text:style-name="P3" text:outline-level="1"><text:span text:style-name="T5">Etablering af projekt</text:span></text:h>
      <text:h text:style-name="P2" text:outline-level="1"><text:span text:style-name="T3">Planlægning/metoder</text:span></text:h>
      <text:h text:style-name="P9" text:outline-level="1">Process</text:h>
      <text:h text:style-name="P4" text:outline-level="1"><text:span text:style-name="T6">Evaluering/konklusion</text:span></text:h>
      <text:p text:style-name="P13"><text:span text:style-name="T4"/></text:p>
      <text:p text:style-name="P13"><text:span text:style-name="T4"/></text:p>
      <text:p text:style-name="P12"><text:span text:style-name="T2"/></text:p>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7:04:04.479508000</meta:creation-date>
    <meta:generator>LibreOffice/5.1.1.3$MacOSX_X86_64 LibreOffice_project/89f508ef3ecebd2cfb8e1def0f0ba9a803b88a6d</meta:generator>
    <dc:date>2016-05-02T20:30:22.120551000</dc:date>
    <meta:editing-duration>PT3H26M</meta:editing-duration>
    <meta:editing-cycles>40</meta:editing-cycles>
    <meta:document-statistic meta:table-count="0" meta:image-count="0" meta:object-count="0" meta:page-count="2" meta:paragraph-count="13" meta:word-count="198" meta:character-count="1307" meta:non-whitespace-character-count="1122"/>
  </office:meta>
</office:document-meta>
</file>